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ext_20_body"><text:span text:style-name="T1">1. Breve resumen del síntoma que describes</text:span><text:line-break/>- Aparece <text:span text:style-name="T1">eccema o picor</text:span> en la <text:span text:style-name="T1">pantorrilla</text:span> y, tras desaparecer allí, vuelve a manifestarse en el <text:span text:style-name="T1">dorso de la mano</text:span>.</text:p>
      <text:p text:style-name="Text_20_body">A continuación se analizan, con la información del diccionario de biodescodificación, cada zona afectada y el conflicto emocional que podría estar detrás.</text:p>
      <text:p text:style-name="Horizontal_20_Line"/>
      <text:h text:style-name="Heading_20_2" text:outline-level="2"><text:bookmark-start text:name="explicación-principal-según-biodescodificación"/>2. Explicación principal según biodescodificación<text:bookmark-end text:name="explicación-principal-según-biodescodificación"/></text:h>
      <text:p text:style-name="P1"><text:span text:style-name="T1">ECCEMA en la PIEL</text:span><text:line-break/>- <text:span text:style-name="T1">Definición</text:span>: Inflamación aguda o crónica de la dermis que produce ardor, picor y enrojecimiento.<text:line-break/>- <text:span text:style-name="T1">Técnico</text:span>: 4ª Etapa Embrionaria. <text:span text:style-name="T2">Vagotonía</text:span>: fase de reparación de un conflicto de <text:span text:style-name="T1">separación</text:span>.<text:line-break/>- <text:span text:style-name="T1">Sentido biológico</text:span>: La inflamación busca reparar el tejido epidérmico tras una ulceración provocada por el conflicto activo; aumenta la superficie de contacto para <text:span text:style-name="T1">reducir la sensibilidad</text:span> y permitir que el organismo “sienta” el contacto necesario para su estructuración.<text:line-break/>- <text:span text:style-name="T1">Conflicto</text:span>: <text:span text:style-name="T1">Conflicto de separación</text:span> (de una persona, animal u objeto) que genera miedo a quedarse solo. La zona afectada indica el área del cuerpo que simboliza la separación:<text:line-break/>- <text:span text:style-name="T1">Pantorrilla</text:span>: relacionada con conflicto de <text:span text:style-name="T1">impulso/impotencia</text:span> (ver entrada “PANTORRILLA”).<text:line-break/>- <text:span text:style-name="T1">Dorso de la mano</text:span>: asociado a <text:span text:style-name="T1">conflicto de rechazo</text:span> y a gestos que no se han logrado realizar.</text:p>
      <text:h text:style-name="Heading_20_3" text:outline-level="3"><text:bookmark-start text:name="definición-resumida"/>• Definición resumida<text:bookmark-end text:name="definición-resumida"/></text:h>
      <text:p text:style-name="First_20_paragraph">El eccema es una inflamación de la piel que provoca picor, ardor y enrojecimiento.</text:p>
      <text:h text:style-name="Heading_20_3" text:outline-level="3"><text:bookmark-start text:name="explicación-técnica-en-lenguaje-sencillo"/>• Explicación técnica en lenguaje sencillo<text:bookmark-end text:name="explicación-técnica-en-lenguaje-sencillo"/></text:h>
      <text:p text:style-name="First_20_paragraph">En la biodescodificación se ubica en la <text:span text:style-name="T1">cuarta etapa embrionaria</text:span> y se interpreta como una <text:span text:style-name="T1">vagotonía</text:span>: el cuerpo está intentando reparar un daño causado por un conflicto emocional de separación.</text:p>
      <text:h text:style-name="Heading_20_3" text:outline-level="3"><text:bookmark-start text:name="sentido-biológico"/>• Sentido biológico<text:bookmark-end text:name="sentido-biológico"/></text:h>
      <text:p text:style-name="First_20_paragraph">La inflamación amplía la zona de contacto para que el organismo “sienta” mejor la falta de apoyo o la separación que está viviendo, facilitando la auto‑reparación.</text:p>
      <text:h text:style-name="Heading_20_3" text:outline-level="3"><text:bookmark-start text:name="conflicto-emocional-esencial"/>• Conflicto emocional esencial<text:bookmark-end text:name="conflicto-emocional-esencial"/></text:h>
      <text:list text:style-name="L1">
        <text:list-item>
          <text:p text:style-name="P2"><text:span text:style-name="T1">Miedo a la separación / abandono</text:span>.<text:line-break/></text:p>
        </text:list-item>
        <text:list-item>
          <text:p text:style-name="P2">En la zona de la pantorrilla se superpone un <text:span text:style-name="T1">sentimiento de impotencia o falta de impulso</text:span> para avanzar; en el dorso de la mano se refleja <text:span text:style-name="T1">rechazo o incapacidad para </text:span>“<text:span text:style-name="T1">agarrar</text:span>”<text:span text:style-name="T1"> o expresar algo</text:span>.</text:p>
        </text:list-item>
      </text:list>
      <text:p text:style-name="Horizontal_20_Line"/>
      <text:h text:style-name="Heading_20_2" text:outline-level="2"><text:bookmark-start text:name="otros-matices-relacionados"/>3. Otros matices relacionados<text:bookmark-end text:name="otros-matices-relacionados"/></text:h>
      <text:h text:style-name="Heading_20_3" text:outline-level="3"><text:bookmark-start text:name="pantorrilla"/>3.1 PANTORRILLA<text:bookmark-end text:name="pantorrilla"/></text:h>
      <text:p text:style-name="P3"><text:span text:style-name="T1">PANTORRILLA</text:span><text:line-break/>- <text:span text:style-name="T1">Definición</text:span>: Parte posterior de la pierna formada por los músculos gemelos y el sóleo.<text:line-break/>- <text:span text:style-name="T1">Técnico</text:span>: 3ª Etapa Embrionaria. Conflicto de <text:span text:style-name="T1">impotencia e impulso</text:span>.<text:line-break/>- <text:span text:style-name="T1">Sentido biológico</text:span>: Los músculos impulsan el salto o el inicio del movimiento.<text:line-break/>- <text:span text:style-name="T1">Conflicto</text:span>: Falta de impulso, impotencia para avanzar, rechazo a cambiar de dirección.</text:p>
      <text:p text:style-name="First_20_paragraph"><text:span text:style-name="T1">Resumen del conflicto</text:span>: sensación de estar estancado, falta de energía para iniciar proyectos o “dar el salto” necesario.</text:p>
      <text:h text:style-name="Heading_20_3" text:outline-level="3"><text:bookmark-start text:name="mano-dorso"/>3.2 MANO – Dorso<text:bookmark-end text:name="mano-dorso"/></text:h>
      <text:p text:style-name="P4"><text:span text:style-name="T1">MANO – Dorso</text:span><text:line-break/>- <text:span text:style-name="T1">Definición</text:span>: Parte posterior de la mano.<text:line-break/>- <text:span text:style-name="T1">Técnico</text:span>: 3ª Etapa Embrionaria. Conflicto de <text:span text:style-name="T1">padre y trabajo</text:span>, y <text:span text:style-name="T1">rechazo</text:span> en el dorso.<text:line-break/>- <text:span text:style-name="T1">Sentido biológico</text:span>: Agarrar, manipular, realizar trabajo; el dorso simboliza gestos que no se han logrado o que son rechazados.<text:line-break/>- <text:span text:style-name="T1">Conflicto</text:span>: Rechazo, dificultades con la escritura o gestos, sensación de que la mano “no sirve” para lo que se necesita.</text:p>
      <text:p text:style-name="First_20_paragraph"><text:span text:style-name="T1">Resumen del conflicto</text:span>: sensación de que tus capacidades manuales o de acción están bloqueadas o no son aceptadas.</text:p>
      <text:p text:style-name="Horizontal_20_Line"/>
      <text:h text:style-name="Heading_20_2" text:outline-level="2"><text:bookmark-start text:name="referencias-cruzadas-para-seguir-investigando"/>4. Referencias cruzadas para seguir investigando<text:bookmark-end text:name="referencias-cruzadas-para-seguir-investigando"/></text:h>
      <text:list text:style-name="L2">
        <text:list-item>
          <text:p text:style-name="P5"><text:span text:style-name="T1">Vagotonía y conflicto de separación</text:span><text:line-break/></text:p>
        </text:list-item>
        <text:list-item>
          <text:p text:style-name="P5"><text:span text:style-name="T1">Etapas embrionarias y su relación con síntomas cutáneos</text:span><text:line-break/></text:p>
        </text:list-item>
        <text:list-item>
          <text:p text:style-name="P5"><text:span text:style-name="T1">Símbolos de la pantorrilla (impulso/impotencia)</text:span><text:line-break/></text:p>
        </text:list-item>
        <text:list-item>
          <text:p text:style-name="P5"><text:span text:style-name="T1">Símbolos del dorso de la mano (rechazo, trabajo, padre)</text:span></text:p>
        </text:list-item>
      </text:list>
      <text:p text:style-name="Horizontal_20_Line"/>
      <text:h text:style-name="Heading_20_2" text:outline-level="2"><text:bookmark-start text:name="interpretación-integradora"/>5. Interpretación integradora<text:bookmark-end text:name="interpretación-integradora"/></text:h>
      <text:p text:style-name="First_20_paragraph">El <text:span text:style-name="T1">eccema que aparece primero en la pantorrilla</text:span> indica un <text:span text:style-name="T1">conflicto de separación</text:span> acompañado de <text:span text:style-name="T1">impotencia o falta de impulso</text:span>: sientes que te falta apoyo externo para avanzar y temes quedarte solo.</text:p>
      <text:p text:style-name="Text_20_body">Cuando ese conflicto no se resuelve, la energía emocional “migrada” se traslada al <text:span text:style-name="T1">dorso de la mano</text:span>, zona que en la biodescodificación simboliza <text:span text:style-name="T1">rechazo y dificultad para ejercer el control o la acción</text:span> (agarrar, escribir, trabajar). Así, el picor que “viaja” refleja la manera en que tu cuerpo trata de llamar la atención sobre dos áreas emocionales:<text:line-break/>1. <text:span text:style-name="T1">Necesidad de apoyo y miedo a la soledad</text:span> (pantorrilla).<text:line-break/>2. <text:span text:style-name="T1">Bloqueo en la expresión o en el desempeño de tareas manuales/ laborales</text:span> (dorso de la mano).</text:p>
      <text:p text:style-name="Text_20_body">Abordar ambos conflictos (separación + impulso/rechazo) permitiría que la inflamación cutánea pierda su “función de señal” y desaparezca.</text:p>
      <text:p text:style-name="Horizontal_20_Line"/>
      <text:h text:style-name="Heading_20_2" text:outline-level="2"><text:bookmark-start text:name="sugerencia-de-posible-tratamiento-biodescodificador-no-sustituye-la-atención-médica"/>6. Sugerencia de posible tratamiento biodescodificador (no sustituye la atención médica)<text:bookmark-end text:name="sugerencia-de-posible-tratamiento-biodescodificador-no-sustituye-la-atención-médica"/></text:h>
      <text:list text:style-name="L3">
        <text:list-item>
          <text:p text:style-name="P6"><text:span text:style-name="T1">Sesión con un terapeuta de biodescodificación</text:span> para identificar la situación concreta que genera el miedo a la separación (pérdida de una relación, duelo, cambio de entorno, etc.) y el rechazo asociado al trabajo o a la expresión manual.<text:line-break/></text:p>
        </text:list-item>
        <text:list-item>
          <text:p text:style-name="P6"><text:span text:style-name="T1">Ejercicios de toma de consciencia</text:span>:</text:p>
          <text:list text:style-name="L4">
            <text:list-item>
              <text:p text:style-name="P7">Visualiza un lugar seguro donde sientas apoyo incondicional; “ancla” esa sensación en la pantorrilla.<text:line-break/></text:p>
            </text:list-item>
            <text:list-item>
              <text:p text:style-name="P7">Imagina tus manos realizando con éxito la tarea que sientes rechazada (escritura, tocar un objeto) y siente el alivio en el dorso de la mano.<text:line-break/></text:p>
            </text:list-item>
          </text:list>
        </text:list-item>
        <text:list-item>
          <text:p text:style-name="P6"><text:span text:style-name="T1">Técnicas de regulación del estrés</text:span> (respiración diafragmática, mindfulness) para disminuir la actividad vagotonía que mantiene la inflamación.<text:line-break/></text:p>
        </text:list-item>
        <text:list-item>
          <text:p text:style-name="P6"><text:span text:style-name="T1">Control médico convencional</text:span>: si el eccema es intenso o infectado, es importante seguir el tratamiento dermatológico (cremas hidratantes, anti‑inflamatorios, etc.) mientras trabajas el aspecto emocional.</text:p>
        </text:list-item>
      </text:list>
      <text:p text:style-name="Horizontal_20_Line"/>
      <text:h text:style-name="Heading_20_2" text:outline-level="2"><text:bookmark-start text:name="aviso-de-responsabilidad"/>7. Aviso de responsabilidad<text:bookmark-end text:name="aviso-de-responsabilidad"/></text:h>
      <text:p text:style-name="P8"><text:span text:style-name="T1">Esta información se basa en la teoría de la biodescodificación y NO constituye diagnóstico ni tratamiento médico.</text:span> No sustituye la valoración por un profesional de la salud. Si el eccema o el picor son intensos, recurrentes o se acompañan de otros síntomas, consulta a tu médico y a un terapeuta cualificado antes de iniciar cualquier proceso de “descodificación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6-02-17T09:19:02Z</meta:creation-date>
    <dc:date>2026-02-17T09:19:02Z</dc:date>
  </office:meta>
</office:document-meta>
</file>